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1.965cm" fo:break-before="auto" style:use-optimal-row-height="false"/>
    </style:style>
    <style:style style:name="ro13" style:family="table-row">
      <style:table-row-properties style:row-height="2.702cm" fo:break-before="auto" style:use-optimal-row-height="false"/>
    </style:style>
    <style:style style:name="ro14" style:family="table-row">
      <style:table-row-properties style:row-height="2.526cm" fo:break-before="auto" style:use-optimal-row-height="true"/>
    </style:style>
    <style:style style:name="ro15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1.859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2.912cm" fo:break-before="auto" style:use-optimal-row-height="true"/>
    </style:style>
    <style:style style:name="ro19" style:family="table-row">
      <style:table-row-properties style:row-height="1.965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23" style:family="table-row">
      <style:table-row-properties style:row-height="2.895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2" calcext:value-type="date">
            <text:p>22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4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 office:value-type="string" calcext:value-type="string">
            <text:p>OK</text:p>
            <text:p>Entrada invalida pela UI</text:p>
          </table:table-cell>
          <table:table-cell table:style-name="ce29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8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3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ce29" office:value-type="string" calcext:value-type="string">
            <text:p>Entrada não possibilitada pela UI</text:p>
          </table:table-cell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4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e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1-04-2015" table:style-name="ta2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O campo curso é selecionado antes por conta da IHC</text:p>
          </table:table-cell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e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Default" office:value-type="string" calcext:value-type="string">
            <text:p>OK</text:p>
          </table:table-cell>
          <table:table-cell table:style-name="Default" office:value-type="string" calcext:value-type="string">
            <text:p>O campo curso é selecionado antes por conta da IHC</text:p>
          </table:table-cell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4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e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Default" office:value-type="string" calcext:value-type="string">
            <text:p>OK</text:p>
          </table:table-cell>
          <table:table-cell table:style-name="Default"/>
          <table:table-cell table:style-name="ce16" table:number-columns-repeated="1015"/>
        </table:table-row>
        <table:table-row table:style-name="ro22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22" table:number-rows-repeated="1048552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09:51:03.588705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1T10:07:10.219979964</dc:date>
    <meta:editing-duration>PT7H27M22S</meta:editing-duration>
    <meta:editing-cycles>30</meta:editing-cycles>
    <meta:document-statistic meta:table-count="7" meta:cell-count="674" meta:object-count="0"/>
  </office:meta>
</office:document-meta>
</file>